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642000" calcext:value-type="float">
            <text:p>1,642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X99</text:p>
          </table:table-cell>
          <table:table-cell table:style-name="ce200" office:value-type="float" office:value="854000" calcext:value-type="float">
            <text:p>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Intel 2680 v4</text:p>
          </table:table-cell>
          <table:table-cell table:style-name="ce198" office:value-type="float" office:value="312000" calcext:value-type="float">
            <text:p>312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16GB DDR4 ECC</text:p>
          </table:table-cell>
          <table:table-cell table:style-name="ce172" office:value-type="float" office:value="300000" calcext:value-type="float">
            <text:p>300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budget gpu</text:p>
          </table:table-cell>
          <table:table-cell table:style-name="ce198" office:value-type="float" office:value="250000" calcext:value-type="float">
            <text:p>250,00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6" office:value-type="string" calcext:value-type="string">
            <text:p>CPU Cooling</text:p>
          </table:table-cell>
          <table:table-cell table:style-name="ce154" office:value-type="string" calcext:value-type="string">
            <text:p>Heatsink And Fan</text:p>
          </table:table-cell>
          <table:table-cell table:style-name="ce200"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3-04T01:38:00.286058595</dc:date>
    <meta:editing-duration>P21DT10H26M59S</meta:editing-duration>
    <meta:editing-cycles>1044</meta:editing-cycles>
    <meta:generator>LibreOffice/24.8.5.2$Linux_X86_64 LibreOffice_project/480$Build-2</meta:generator>
    <meta:document-statistic meta:table-count="18" meta:cell-count="1350" meta:object-count="0"/>
  </office:meta>
</office:document-meta>
</file>